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3456" officeooo:paragraph-rsid="00073456"/>
    </style:style>
    <style:style style:name="T1" style:family="text">
      <style:text-properties officeooo:rsid="0008c6e9"/>
    </style:style>
    <style:style style:name="T2" style:family="text">
      <style:text-properties officeooo:rsid="0009801d"/>
    </style:style>
    <style:style style:name="T3" style:family="text">
      <style:text-properties officeooo:rsid="000aac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heck for some images- <text:span text:style-name="T1">check</text:span></text:p>
      <text:p text:style-name="P1">2. Meet Sawon-<text:span text:style-name="T2">check</text:span></text:p>
      <text:p text:style-name="P1">3. Make flowchart <text:s/>- <text:span text:style-name="T3">check</text:span></text:p>
      <text:p text:style-name="P1">4. take dataset- <text:s text:c="12"/><text:span text:style-name="T2">4-5</text:span></text:p>
      <text:p text:style-name="P1">5. mobilenet+lstm- <text:span text:style-name="T3">chec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9:28:58.570281507</meta:creation-date>
    <dc:date>2018-08-23T17:10:34.817865318</dc:date>
    <meta:editing-duration>PT21H41M3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21" meta:character-count="132" meta:non-whitespace-character-count="103"/>
  </office:meta>
</office:document-meta>
</file>